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1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57cm"/>
    </style:style>
    <style:style style:name="co11" style:family="table-column">
      <style:table-column-properties fo:break-before="auto" style:column-width="11.319cm"/>
    </style:style>
    <style:style style:name="co12" style:family="table-column">
      <style:table-column-properties fo:break-before="auto" style:column-width="4.6cm"/>
    </style:style>
    <style:style style:name="co13" style:family="table-column">
      <style:table-column-properties fo:break-before="auto" style:column-width="5.1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Courier New1" fo:font-size="8pt" fo:font-style="normal" fo:text-shadow="none" style:text-underline-style="none" fo:font-weight="normal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fo:color="#008000"/>
    </style:style>
    <style:style style:name="ce18" style:family="table-cell" style:parent-style-name="Default">
      <style:table-cell-properties fo:background-color="transparent"/>
      <style:text-properties fo:color="#0000ff"/>
    </style:style>
    <style:style style:name="ce19" style:family="table-cell" style:parent-style-name="Default">
      <style:table-cell-properties fo:background-color="transparent"/>
      <style:text-properties fo:color="#c5000b"/>
    </style:style>
    <style:style style:name="ce20" style:family="table-cell" style:parent-style-name="Default">
      <style:text-properties fo:color="#c5000b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/>
    </style:style>
    <style:style style:name="ce25" style:family="table-cell" style:parent-style-name="Default">
      <style:text-properties fo:color="#0000ff"/>
    </style:style>
    <style:style style:name="ce26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fo:color="#00ffff"/>
    </style:style>
    <style:style style:name="ce29" style:family="table-cell" style:parent-style-name="Default"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transparent"/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ext-properties fo:color="#3f5fb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Colors meanings: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>
            <text:p>Operation</text:p>
          </table:table-cell>
          <table:table-cell table:style-name="ce6" office:value-type="string">
            <text:p>An operation has not been implemented ye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Operation</text:p>
          </table:table-cell>
          <table:table-cell table:style-name="ce6" office:value-type="string">
            <text:p>Only interfaces are implemented (so not implemented yet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Operation</text:p>
          </table:table-cell>
          <table:table-cell table:style-name="ce6" office:value-type="string">
            <text:p>Partly implemented (for CAP V2 only)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Operation</text:p>
          </table:table-cell>
          <table:table-cell table:style-name="ce6" office:value-type="string">
            <text:p>Fully implemented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Operation</text:p>
          </table:table-cell>
          <table:table-cell table:style-name="ce6" office:value-type="string">
            <text:p>An operation is being implemented now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7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8" office:value-type="string">
            <text:p>GSM-SCF-activation-ASE</text:p>
          </table:table-cell>
          <table:table-cell table:style-name="ce10" office:value-type="string">
            <text:p>scfActivationPackage</text:p>
          </table:table-cell>
          <table:table-cell table:style-name="ce15" office:value-type="string">
            <text:p>initialDP</text:p>
          </table:table-cell>
          <table:table-cell table:style-name="ce8" table:number-columns-repeated="3"/>
          <table:table-cell table:style-name="ce9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onnect-ASE</text:p>
          </table:table-cell>
          <table:table-cell table:style-name="ce11"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all-handling-ASE</text:p>
          </table:table-cell>
          <table:table-cell table:style-name="ce11" office:value-type="string">
            <text:p>callHandlingPackage</text:p>
          </table:table-cell>
          <table:table-cell table:style-name="ce16" office:value-type="string">
            <text:p>releaseCall</text:p>
          </table:table-cell>
          <table:table-cell table:style-name="ce8" table:number-columns-repeated="2"/>
          <table:table-cell table:style-name="ce9"/>
          <table:table-cell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BCSM-event-handling-ASE</text:p>
          </table:table-cell>
          <table:table-cell table:style-name="ce11" office:value-type="string">
            <text:p>bcsmEventHandlingPackage</text:p>
          </table:table-cell>
          <table:table-cell table:style-name="ce16" office:value-type="string">
            <text:p>eventReportBCSM</text:p>
          </table:table-cell>
          <table:table-cell table:style-name="ce16" office:value-type="string">
            <text:p>requestReportBCSMEvent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GSM-SSF-call-processing-ASE</text:p>
          </table:table-cell>
          <table:table-cell table:style-name="ce10"/>
          <table:table-cell table:style-name="ce16" office:value-type="string">
            <text:p>continue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Activity-test-ASE</text:p>
          </table:table-cell>
          <table:table-cell table:style-name="ce11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8" office:value-type="string">
            <text:p>GSM-SCF-GSM-SRF-activation-of-assist-ASE</text:p>
          </table:table-cell>
          <table:table-cell table:style-name="ce10"/>
          <table:table-cell table:style-name="ce17" office:value-type="string">
            <text:p>assistRequestInstructions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Assist-connection-establishment-ASE</text:p>
          </table:table-cell>
          <table:table-cell table:style-name="ce11" office:value-type="string">
            <text:p>assistConnectionEstablishmentPackage</text:p>
          </table:table-cell>
          <table:table-cell table:style-name="ce18" office:value-type="string">
            <text:p>establishTemporaryConnec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Generic-disconnect-resource-ASE</text:p>
          </table:table-cell>
          <table:table-cell table:style-name="ce11"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 (V4 only)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Non-assisted-connection-establishment-ASE</text:p>
          </table:table-cell>
          <table:table-cell table:style-name="ce11"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Timer-ASE</text:p>
          </table:table-cell>
          <table:table-cell table:style-name="ce11"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Billing-ASE</text:p>
          </table:table-cell>
          <table:table-cell table:style-name="ce11" office:value-type="string">
            <text:p>billingPackage</text:p>
          </table:table-cell>
          <table:table-cell table:style-name="ce17" office:value-type="string">
            <text:p>furnishChargingInforma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harging-ASE</text:p>
          </table:table-cell>
          <table:table-cell table:style-name="ce11" office:value-type="string">
            <text:p>chargingPackage</text:p>
          </table:table-cell>
          <table:table-cell table:style-name="ce16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all-report-ASE</text:p>
          </table:table-cell>
          <table:table-cell table:style-name="ce11" office:value-type="string">
            <text:p>callReportPackage</text:p>
          </table:table-cell>
          <table:table-cell table:style-name="ce17" office:value-type="string">
            <text:p>callInformationReport</text:p>
          </table:table-cell>
          <table:table-cell table:style-name="ce16" office:value-type="string">
            <text:p>callInformationRequest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Signalling-control-ASE</text:p>
          </table:table-cell>
          <table:table-cell table:style-name="ce11" office:value-type="string">
            <text:p>signallingControlPackage</text:p>
          </table:table-cell>
          <table:table-cell table:style-name="ce17" office:value-type="string">
            <text:p>sendChargingInforma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Specialized-resource-control-ASE</text:p>
          </table:table-cell>
          <table:table-cell table:style-name="ce11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style-name="ce8" table:number-columns-repeated="3"/>
        </table:table-row>
        <table:table-row table:style-name="ro1">
          <table:table-cell table:number-columns-repeated="2"/>
          <table:table-cell table:style-name="ce8" office:value-type="string">
            <text:p>Cancel-ASE</text:p>
          </table:table-cell>
          <table:table-cell table:style-name="ce11"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style-name="ce8" table:number-columns-repeated="5"/>
        </table:table-row>
        <table:table-row table:style-name="ro1">
          <table:table-cell/>
          <table:table-cell office:value-type="string">
            <text:p>from CAP V3</text:p>
          </table:table-cell>
          <table:table-cell table:style-name="ce8"/>
          <table:table-cell table:style-name="ce11" office:value-type="string">
            <text:p>ssfCallProcessingPackage</text:p>
          </table:table-cell>
          <table:table-cell table:style-name="ce17" office:value-type="string">
            <text:p>continue</text:p>
          </table:table-cell>
          <table:table-cell table:style-name="ce19" office:value-type="string">
            <text:p>continueWithArgument</text:p>
          </table:table-cell>
          <table:table-cell table:style-name="ce20" office:value-type="string">
            <text:p>collectInformation (V4 only)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trafficManagementPackage</text:p>
          </table:table-cell>
          <table:table-cell table:style-name="ce19" office:value-type="string">
            <text:p>callGap</text:p>
          </table:table-cell>
          <table:table-cell table:style-name="ce8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8"/>
          <table:table-cell table:style-name="ce12" office:value-type="string">
            <text:p>exceptionInformPackage</text:p>
          </table:table-cell>
          <table:table-cell table:style-name="ce19" office:value-type="string">
            <text:p>entityReleased</text:p>
          </table:table-cell>
          <table:table-cell table:style-name="ce8" table:number-columns-repeated="5"/>
        </table:table-row>
        <table:table-row table:style-name="ro1">
          <table:table-cell table:number-columns-repeated="2"/>
          <table:table-cell table:style-name="ce8"/>
          <table:table-cell table:style-name="ce12" office:value-type="string">
            <text:p>cphResponsePackage</text:p>
          </table:table-cell>
          <table:table-cell table:style-name="ce19" office:value-type="string">
            <text:p>continueWithArgument</text:p>
          </table:table-cell>
          <table:table-cell table:style-name="ce19" office:value-type="string">
            <text:p>disconnectLeg</text:p>
          </table:table-cell>
          <table:table-cell table:style-name="ce19" office:value-type="string">
            <text:p>moveLeg</text:p>
          </table:table-cell>
          <table:table-cell table:style-name="ce19" office:value-type="string">
            <text:p>splitLeg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 table:style-name="ce12" office:value-type="string">
            <text:p>playTonePackage</text:p>
          </table:table-cell>
          <table:table-cell table:style-name="ce19" office:value-type="string">
            <text:p>playTone</text:p>
          </table:table-cell>
          <table:table-cell table:style-name="ce8" table:number-columns-repeated="5"/>
        </table:table-row>
        <table:table-row table:style-name="ro1">
          <table:table-cell table:number-columns-repeated="2"/>
          <table:table-cell table:style-name="ce8"/>
          <table:table-cell table:style-name="ce12" office:value-type="string">
            <text:p>scfCallInitiationPackage</text:p>
          </table:table-cell>
          <table:table-cell table:style-name="ce19" office:value-type="string">
            <text:p>initiateCallAttempt</text:p>
          </table:table-cell>
          <table:table-cell table:style-name="ce8" table:number-columns-repeated="5"/>
        </table:table-row>
        <table:table-row table:style-name="ro1" table:number-rows-repeated="2">
          <table:table-cell table:number-columns-repeated="2"/>
          <table:table-cell table:style-name="ce8"/>
          <table:table-cell table:style-name="ce9"/>
          <table:table-cell table:style-name="ce8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9" office:value-type="string">
            <text:p>GSM-SCF-GSM-SRF-activation-of-assist-ASE</text:p>
          </table:table-cell>
          <table:table-cell table:style-name="ce10" office:value-type="string">
            <text:p>gsmSRF-scfActivationOfAssistPackage</text:p>
          </table:table-cell>
          <table:table-cell table:style-name="ce17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Generic-disconnect-resource-ASE</text:p>
          </table:table-cell>
          <table:table-cell table:style-name="ce13"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>
            <text:p>Non-assisted-connection-establishment-ASE</text:p>
          </table:table-cell>
          <table:table-cell table:style-name="ce13"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Timer-ASE</text:p>
          </table:table-cell>
          <table:table-cell table:style-name="ce10"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Specialized-resource-control-ASE</text:p>
          </table:table-cell>
          <table:table-cell table:style-name="ce13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Cancel-ASE</text:p>
          </table:table-cell>
          <table:table-cell table:style-name="ce13"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Activity-test-ASE</text:p>
          </table:table-cell>
          <table:table-cell table:style-name="ce13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style-name="ce13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cf-ssfGenericAC</text:p>
          </table:table-cell>
          <table:table-cell table:style-name="ce12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8"/>
          <table:table-cell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assistConnectionEstablishmentPackage</text:p>
          </table:table-cell>
          <table:table-cell table:style-name="ce18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bcsmEventHandlingPackage</text:p>
          </table:table-cell>
          <table:table-cell table:style-name="ce17" office:value-type="string">
            <text:p>eventReportBCSM</text:p>
          </table:table-cell>
          <table:table-cell table:style-name="ce17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billingPackage</text:p>
          </table:table-cell>
          <table:table-cell table:style-name="ce17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allHandlingPackage</text:p>
          </table:table-cell>
          <table:table-cell table:style-name="ce17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allReportPackage</text:p>
          </table:table-cell>
          <table:table-cell table:style-name="ce17" office:value-type="string">
            <text:p>callInformationReport</text:p>
          </table:table-cell>
          <table:table-cell table:style-name="ce17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hargingPackage</text:p>
          </table:table-cell>
          <table:table-cell table:style-name="ce17" office:value-type="string">
            <text:p>applyChargingReport</text:p>
          </table:table-cell>
          <table:table-cell table:style-name="ce18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connectPackage</text:p>
          </table:table-cell>
          <table:table-cell table:style-name="ce18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phResponsePackage</text:p>
          </table:table-cell>
          <table:table-cell table:style-name="ce19" office:value-type="string">
            <text:p>continueWithArgument</text:p>
          </table:table-cell>
          <table:table-cell table:style-name="ce19" office:value-type="string">
            <text:p>disconnectLeg</text:p>
          </table:table-cell>
          <table:table-cell table:style-name="ce19" office:value-type="string">
            <text:p>moveLeg</text:p>
          </table:table-cell>
          <table:table-cell table:style-name="ce19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/>
          <table:table-cell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playTonePackage</text:p>
          </table:table-cell>
          <table:table-cell table:style-name="ce19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scfCallInitiationPackage</text:p>
          </table:table-cell>
          <table:table-cell table:style-name="ce19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office:value-type="string">
            <text:p>ssfCallProcessingPackage</text:p>
          </table:table-cell>
          <table:table-cell table:style-name="ce19" office:value-type="string">
            <text:p>continueWithArgument</text:p>
          </table:table-cell>
          <table:table-cell table:style-name="ce17" office:value-type="string">
            <text:p>continue</text:p>
          </table:table-cell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exceptionInformPackage</text:p>
          </table:table-cell>
          <table:table-cell table:style-name="ce19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8"/>
          <table:table-cell table:style-name="ce12"/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9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7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Specialized-resource-control-ASE</text:p>
          </table:table-cell>
          <table:table-cell table:style-name="ce9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Activity-test-ASE</text:p>
          </table:table-cell>
          <table:table-cell table:style-name="ce9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9" office:value-type="string">
            <text:p>gprsScfActivationPackage</text:p>
          </table:table-cell>
          <table:table-cell table:style-name="ce20"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EventHandlingPackage</text:p>
          </table:table-cell>
          <table:table-cell table:style-name="ce20" office:value-type="string">
            <text:p>requestReportGPRSEvent</text:p>
          </table:table-cell>
          <table:table-cell table:style-name="ce20"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ChargingPackage</text:p>
          </table:table-cell>
          <table:table-cell table:style-name="ce20" office:value-type="string">
            <text:p>applyChargingGPRS</text:p>
          </table:table-cell>
          <table:table-cell table:style-name="ce20"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ExceptionInformationPackage</text:p>
          </table:table-cell>
          <table:table-cell table:style-name="ce20"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onnectPackage</text:p>
          </table:table-cell>
          <table:table-cell table:style-name="ce20"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ProcessingPackage</text:p>
          </table:table-cell>
          <table:table-cell table:style-name="ce20"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ReleasePackage</text:p>
          </table:table-cell>
          <table:table-cell table:style-name="ce20"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TimerPackage</text:p>
          </table:table-cell>
          <table:table-cell table:style-name="ce20"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BillingPackage</text:p>
          </table:table-cell>
          <table:table-cell table:style-name="ce20"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ancelPackage</text:p>
          </table:table-cell>
          <table:table-cell table:style-name="ce20"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table:style-name="ce20"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4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9" office:value-type="string">
            <text:p>gprsReleasePackage</text:p>
          </table:table-cell>
          <table:table-cell table:style-name="ce20"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EventHandlingPackage</text:p>
          </table:table-cell>
          <table:table-cell table:style-name="ce20" office:value-type="string">
            <text:p>requestReportGPRSEvent</text:p>
          </table:table-cell>
          <table:table-cell table:style-name="ce20"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BillingPackage</text:p>
          </table:table-cell>
          <table:table-cell table:style-name="ce20"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hargingPackage</text:p>
          </table:table-cell>
          <table:table-cell table:style-name="ce20" office:value-type="string">
            <text:p>applyChargingGPRS</text:p>
          </table:table-cell>
          <table:table-cell table:style-name="ce20"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ActivityTestPackage</text:p>
          </table:table-cell>
          <table:table-cell table:style-name="ce20"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ancelPackage</text:p>
          </table:table-cell>
          <table:table-cell table:style-name="ce20"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table:style-name="ce20"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table:style-name="ce20"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table:style-name="ce20"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table:style-name="ce20"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table:style-name="ce20" office:value-type="string">
            <text:p>requestReportSMSEvent</text:p>
          </table:table-cell>
          <table:table-cell table:style-name="ce20"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table:style-name="ce20"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table:style-name="ce20"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table:style-name="ce20" office:value-type="string">
            <text:p>continueSMS</text:p>
          </table:table-cell>
          <table:table-cell table:number-columns-repeated="5"/>
        </table:table-row>
        <table:table-row table:style-name="ro1" table:number-rows-repeated="6540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imitiv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Servic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Fully</text:p>
          </table:table-cell>
          <table:table-cell office:value-type="string">
            <text:p>Partly</text:p>
          </table:table-cell>
          <table:table-cell office:value-type="string">
            <text:p>No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mitive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AChChargingAddress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AppendFreeFormatData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BCSMEvent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Burst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BurstList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table:style-name="ce25" office:value-type="string">
            <text:p>CalledPartyBCDNumber</text:p>
          </table:table-cell>
          <table:table-cell table:style-name="ce31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!!!: “<text:span text:style-name="T1">Called party BCD number" from 24.008 (Mobile Radio interface)</text:span></text:p>
          </table:table-cell>
          <table:table-cell table:number-columns-repeated="6"/>
        </table:table-row>
        <table:table-row table:style-name="ro1">
          <table:table-cell/>
          <table:table-cell table:style-name="ce23" office:value-type="string">
            <text:p>CAPExtensions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CriticalityType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DateAndTime</text:p>
          </table:table-cell>
          <table:table-cell table:style-name="ce31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ErrorTreatment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EventTypeBCSM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ExtensionField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MonitorMode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ReceivingSideID</text:p>
          </table:table-cell>
          <table:table-cell table:style-name="ce31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ScfID</text:p>
          </table:table-cell>
          <table:table-cell table:style-name="ce31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!!! I do not know how to implement the internal structure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>
            <text:p>SendingSideID</text:p>
          </table:table-cell>
          <table:table-cell table:style-name="ce31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TimeAndTimezone</text:p>
          </table:table-cell>
          <table:table-cell table:style-name="ce31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TimerID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/>
          <table:table-cell table:number-columns-repeated="11"/>
        </table:table-row>
        <table:table-row table:style-name="ro1">
          <table:table-cell table:style-name="ce22" office:value-type="string">
            <text:p>EsiBcsm</text:p>
          </table:table-cell>
          <table:table-cell table:number-columns-repeated="12"/>
        </table:table-row>
        <table:table-row table:style-name="ro1">
          <table:table-cell table:style-name="ce22"/>
          <table:table-cell table:style-name="ce22" office:value-type="string">
            <text:p>CallAccepted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ChargeIndicator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hargeIndicatorValue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ollectedInfo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DpSpecificInfoAlt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MetDPCriter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MetDPCriterionAlt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MidCallEvents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OAbandon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7" office:value-type="string">
            <text:p>OAnswerSpecificInfo</text:p>
          </table:table-cell>
          <table:table-cell table:style-name="ce31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2"/>
          <table:table-cell table:style-name="ce23" office:value-type="string">
            <text:p>OCalledPartyBusySpecificInfo</text:p>
          </table:table-cell>
          <table:table-cell table:style-name="ce31"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2" office:value-type="string">
            <text:p>OChangeOfPosition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4" office:value-type="string">
            <text:p>ODisconnectSpecificInfo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2" office:value-type="string">
            <text:p>OMidCall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ONoAnswerSpecificInfo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2" office:value-type="string">
            <text:p>OServiceChange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OTermSeized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4" office:value-type="string">
            <text:p>RouteSelectFailureSpecificInfo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>
            <text:p>TAnswerSpecificInfo</text:p>
          </table:table-cell>
          <table:table-cell table:style-name="ce31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>
            <text:p>TBusySpecificInfo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TChangeOfPosition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TDisconnectSpecificInfo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>
            <text:p>TMidCall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TNoAnswerSpecificInfo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>
            <text:p>TServiceChange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EsiGpr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AttachChangeOfPositionSpecificInformat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DetachSpecificInformat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DisconnectSpecificInformat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PdpContextchangeOfPositionSpecificInformat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PDPContextEstablishmentAcknowledgementSpecificInformat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PDPContextEstablishmentSpecificInformat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EsiSm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OSmsFailure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OSmsSubmission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SmsDelivery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SmsFailureSpecific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gap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BasicGapCriteria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alledAddressAndService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allingAddressAndService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ompoundCriteria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apCriteria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apIndicators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apOnService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apTreatment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isup</text:p>
          </table:table-cell>
          <table:table-cell table:number-columns-repeated="5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table:style-name="ce23" office:value-type="string">
            <text:p>BearerCap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: Implement isup.UserServiceInformation and CAP unit tests</text:p>
          </table:table-cell>
          <table:table-cell table:number-columns-repeated="6"/>
        </table:table-row>
        <table:table-row table:style-name="ro1">
          <table:table-cell/>
          <table:table-cell table:style-name="ce23" office:value-type="string">
            <text:p>CalledPartyNumberCap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CallingPartyNumberCap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CauseCap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Digits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GenericNumberCap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LocationNumberCap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OriginalCalledNumberCap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RedirectingPartyIDCap</text:p>
          </table:table-cell>
          <table:table-cell table:style-name="ce31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circuitSwitchedCall</text:p>
          </table:table-cell>
          <table:table-cell table:number-columns-repeated="12"/>
        </table:table-row>
        <table:table-row table:style-name="ro1">
          <table:table-cell table:style-name="ce22"/>
          <table:table-cell table:style-name="ce23" office:value-type="string">
            <text:p>AlertingPatternCap</text:p>
          </table:table-cell>
          <table:table-cell table:style-name="ce31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3" office:value-type="string">
            <text:p>AOCBeforeAnswer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AOCSubsequent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AudibleIndicator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BackwardServiceInteractionInd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BCSMFailure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4" office:value-type="string">
            <text:p>BearerCapability</text:p>
          </table:table-cell>
          <table:table-cell table:style-name="ce31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AI_GSM0224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allCompletionTreatmentIndicator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allDiversionTreatmentIndicator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allingPartyRestrictionIndicator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allSegmentFailure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allSegmentToCancel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8" office:value-type="string">
            <text:p>CAMELAChBillingChargingCharacteristics</text:p>
          </table:table-cell>
          <table:table-cell table:style-name="ce31" office:value-type="string">
            <text:p>OCTET STRING → 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2"/>
          <table:table-cell table:style-name="ce23" office:value-type="string">
            <text:p>CAMELSCIBillingChargingCharacteristicsAlt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arrier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GEncountered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hangeOfLocation</text:p>
          </table:table-cell>
          <table:table-cell table:style-name="ce31" office:value-type="string">
            <text:p>SEQUENCE → 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ChangeOfLocationAlt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ollectedDigits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ollectedInfo</text:p>
          </table:table-cell>
          <table:table-cell table:style-name="ce31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onferenceTreatmentIndicator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onnectedNumberTreatmentInd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ontinueWithArgumentArgExtens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ontrolType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wTreatmentIndicator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4" office:value-type="string">
            <text:p>DestinationRoutingAddress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7" office:value-type="string">
            <text:p>DpSpecificCriteria</text:p>
          </table:table-cell>
          <table:table-cell table:style-name="ce31" office:value-type="string">
            <text:p>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2"/>
          <table:table-cell table:style-name="ce22" office:value-type="string">
            <text:p>DpSpecificCriteriaAlt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EctTreatmentIndicator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8" office:value-type="string">
            <text:p>EventSpecificInformationBCSM</text:p>
          </table:table-cell>
          <table:table-cell table:style-name="ce31" office:value-type="string">
            <text:p>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>
            <text:p>FCIBCCCAMELsequence1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ForwardServiceInteractionInd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HoldTreatmentIndicator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InbandInfo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InformationToSend</text:p>
          </table:table-cell>
          <table:table-cell table:style-name="ce31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8" office:value-type="string">
            <text:p>InitialDPArgExtension</text:p>
          </table:table-cell>
          <table:table-cell table:style-name="ce31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>
            <text:p>IPSSPCapabilities</text:p>
          </table:table-cell>
          <table:table-cell table:style-name="ce31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LegOrCallSegment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LowLayerCompatibility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MessageID</text:p>
          </table:table-cell>
          <table:table-cell table:style-name="ce31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MessageIDText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MidCallControlInfo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table:style-name="ce29" office:value-type="string">
            <text:p>NAOliInfo</text:p>
          </table:table-cell>
          <table:table-cell table:style-name="ce31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factor to base OctetStringLength1 !!! <text:span text:style-name="T1">implement getting and setting info according to ANSI T1.113-1995</text:span>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>
            <text:p>RequestedInformation</text:p>
          </table:table-cell>
          <table:table-cell table:style-name="ce31" office:value-type="string">
            <text:p>SEQUENCE → 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RequestedInformationType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SCIBillingChargingCharacteristics</text:p>
          </table:table-cell>
          <table:table-cell table:style-name="ce31" office:value-type="string">
            <text:p>OCTET STRING → 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0" office:value-type="string">
            <text:p>ServiceInteractionIndicatorsTwo</text:p>
          </table:table-cell>
          <table:table-cell table:style-name="ce31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8" office:value-type="string">
            <text:p>TimeDurationChargingResult</text:p>
          </table:table-cell>
          <table:table-cell table:style-name="ce31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>
            <text:p>TimeIfTariffSwitch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TimeInformation</text:p>
          </table:table-cell>
          <table:table-cell table:style-name="ce31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Tone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Message</text:p>
          </table:table-cell>
          <table:table-cell table:style-name="ce31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Part</text:p>
          </table:table-cell>
          <table:table-cell table:style-name="ce31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PartDate</text:p>
          </table:table-cell>
          <table:table-cell table:style-name="ce31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PartPrice</text:p>
          </table:table-cell>
          <table:table-cell table:style-name="ce31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PartTime</text:p>
          </table:table-cell>
          <table:table-cell table:style-name="ce31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gpr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AccessPointName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AOCGPRS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AMELFCIGPRSBillingChargingCharacteristics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AMELSCIGPRSBillingChargingCharacteristics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hargingCharacteristics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hargingResult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hargingRollOver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ElapsedTime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ElapsedTimeRollOver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EndUserAddress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FCIBCCCAMELsequence1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PRSCause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PRSEvent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PRSEventSpecificInformation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GPRSEventType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GPRSQoS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PRSQoSExtension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InitiatingEntity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PDPID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PDPInitiationType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QualityOfService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ROTimeGPRSIfTariffSwitch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ROVolumeIfTariffSwitch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SGSNCapabilities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imeGPRSIfTariffSwitch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ransferredVolume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ransferredVolumeRollOver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VolumeIfTariffSwitch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CAMELFCISMSBillingChargingCharacteristics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EventSpecificInformationSMS</text:p>
          </table:table-cell>
          <table:table-cell table:style-name="ce31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EventTypeSMS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FCIBCCCAMELsequence1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MOSMSCause</text:p>
          </table:table-cell>
          <table:table-cell table:style-name="ce31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MTSMSCause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RPCause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SMSAddressString</text:p>
          </table:table-cell>
          <table:table-cell table:style-name="ce31" office:value-type="string">
            <text:p>ADDRESS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SMSEvent</text:p>
          </table:table-cell>
          <table:table-cell table:style-name="ce31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PDataCodingScheme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PProtocolIdentifier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PShortMessageSpecificInfo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PValidityPeriod</text:p>
          </table:table-cell>
          <table:table-cell table:style-name="ce31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formula="of:=SUM([.D7:.D192])" office:value-type="float" office:value="70">
            <text:p>70</text:p>
          </table:table-cell>
          <table:table-cell table:formula="of:=SUM([.E7:.E192])" office:value-type="float" office:value="11">
            <text:p>11</text:p>
          </table:table-cell>
          <table:table-cell table:formula="of:=SUM([.F7:.F192])" office:value-type="float" office:value="86">
            <text:p>86</text:p>
          </table:table-cell>
          <table:table-cell/>
          <table:table-cell table:formula="of:=SUM([.D194:.F194])" office:value-type="float" office:value="167">
            <text:p>167</text:p>
          </table:table-cell>
          <table:table-cell table:number-columns-repeated="5"/>
        </table:table-row>
        <table:table-row table:style-name="ro1" table:number-rows-repeated="653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 table:print="false">
        <table:table-column table:style-name="co9" table:number-columns-repeated="3" table:default-cell-style-name="Default"/>
        <table:table-column table:style-name="co13" table:default-cell-style-name="Default"/>
        <table:table-column table:style-name="co9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1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.08.2012</text:date>, <text:time>08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8-07T08:51:14.28</dc:date>
    <meta:editing-duration>PT129H18M32S</meta:editing-duration>
    <meta:editing-cycles>406</meta:editing-cycles>
    <meta:generator>OpenOffice.org/3.0$Win32 OpenOffice.org_project/300m9$Build-9358</meta:generator>
    <meta:document-statistic meta:table-count="3" meta:cell-count="865" meta:object-count="0"/>
    <meta:user-defined meta:name="Поле 1"/>
    <meta:user-defined meta:name="Поле 2"/>
    <meta:user-defined meta:name="Поле 3"/>
    <meta:user-defined meta:name="Поле 4"/>
  </office:meta>
</office:document-meta>
</file>